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loext:contextual-spacing="false" style:page-number="1"/>
      <style:text-properties style:font-name="Times New Roman" fo:language="pt" fo:country="BR" style:font-name-asian="Times New Roman1" style:font-name-complex="Times New Roman1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language="pt" fo:country="BR" style:font-name-asian="Times New Roman1" style:font-name-complex="Times New Roman1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language="pt" fo:country="BR" officeooo:rsid="0016ad94" officeooo:paragraph-rsid="0016ad94" style:font-name-asian="Times New Roman1" style:font-name-complex="Times New Roman1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092f" officeooo:paragraph-rsid="0018092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092f" officeooo:paragraph-rsid="0018102c" style:font-name-asian="Times New Roman1" style:font-size-asian="9.60000038146973pt" style:font-weight-asian="normal" style:font-name-complex="Times New Roman1" style:font-size-complex="11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5730" officeooo:paragraph-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officeooo:paragraph-rsid="00185730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rsid="00196237" officeooo:paragraph-rsid="00196237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officeooo:rsid="0019c3ef" officeooo:paragraph-rsid="0019c3ef"/>
    </style:style>
    <style:style style:name="P10" style:family="paragraph" style:parent-style-name="Standard">
      <style:paragraph-properties fo:margin-top="0cm" fo:margin-bottom="0cm" loext:contextual-spacing="false"/>
      <style:text-properties officeooo:rsid="0019c3ef" officeooo:paragraph-rsid="0019c3ef"/>
    </style:style>
    <style:style style:name="T1" style:family="text">
      <style:text-properties style:font-name="Times New Roman" fo:font-size="11pt" fo:language="pt" fo:country="BR" fo:font-weight="normal" style:font-name-asian="Times New Roman1" style:font-size-asian="9.60000038146973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" fo:font-size="11pt" fo:language="pt" fo:country="BR" fo:font-weight="normal" officeooo: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T3" style:family="text">
      <style:text-properties style:font-name="Times New Roman" fo:font-size="11pt" fo:language="pt" fo:country="BR" fo:font-weight="normal" officeooo:rsid="0019623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4" style:family="text">
      <style:text-properties style:font-name="Times New Roman" fo:font-size="11pt" fo:language="pt" fo:country="BR" fo:font-weight="normal" officeooo:rsid="001a06ce" style:font-name-asian="Times New Roman1" style:font-size-asian="9.60000038146973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" fo:font-size="11pt" fo:language="pt" fo:country="BR" fo:font-weight="normal" officeooo:rsid="001a95b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officeooo:rsid="0018102c"/>
    </style:style>
    <style:style style:name="T9" style:family="text">
      <style:text-properties officeooo:rsid="0018573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4 - 30012017] Laplante, P. A.; Ovaska, S. J. Real-Time Systems Design and Analysis. 4. ed. Estados Unidos da América: IEEE Press, Wiley, 2012</text:p>
      <text:p text:style-name="P2"/>
      <text:p text:style-name="P3">p. 1: <text:span text:style-name="T6">Fundamentos de Sistemas de Tempo Real</text:span></text:p>
      <text:p text:style-name="P3"><text:span text:style-name="T6"/></text:p>
      <text:p text:style-name="P5">p. 2: </text:p>
      <text:p text:style-name="P5"><text:tab/>O hardware de um computador <text:span text:style-name="T8">realiza</text:span> tarefas por meio da execução repetitiva de instruções de linguagem de máquina, <text:span text:style-name="T8">este conjunto de instruções executadas pelo hardware se chama software.</text:span></text:p>
      <text:p text:style-name="P4"><text:tab/><text:span text:style-name="T8">Software pode ser dividido a em programas de sistema e programas de aplicação.</text:span></text:p>
      <text:p text:style-name="P4"><text:tab/><text:span text:style-name="T8">Programas de sistema tem como objetivo fornecer uma interface de alto nível para o hardware subjacente. São exemplos de software de sistema: drivers de dispositivos, manipuladores de interrupções, controlador de tarefas e vários programas que servem como ferramenta para analisar ou desenvolver programas de aplicação. O conjunto especializado de programas de sistema que gerenciam os recursos físicos de um computador e fornecem uma interface para o desenvolvimento de programas de aplicação é chamado de Sistema Operacional. (Carece de fonte, provavelmente Tanenbaum)</text:span></text:p>
      <text:p text:style-name="P4"><text:tab/><text:span text:style-name="T9">Programas de aplicação são escritos para resolver um problema específico. Durante o projeto de aplicações de tempo real, certas características devem ser observadas. (Não diz quais são ainda)</text:span></text:p>
      <text:p text:style-name="P4"/>
      <text:p text:style-name="P6">p. 3: <text:span text:style-name="T7">Definição de sistema</text:span></text:p>
      <text:p text:style-name="P6"><text:span text:style-name="T7"><text:tab/></text:span>Um sistema é um mapeamento de um conjunto de entradas em um conjunto de saídas. (Um sistema é como uma função. De que tipo?)</text:p>
      <text:p text:style-name="P7"><text:span text:style-name="T2"><text:tab/></text:span><text:span text:style-name="T3">Quando não há interesse no funcionamento interno de um sistema, o mapeamento da função entre entradas e saídas é chamado de caixa-preta.</text:span></text:p>
      <text:p text:style-name="P7"><text:span text:style-name="T3"><text:tab/>Segundo Vernon (Vernon, 1989), todo sistema deve ter cinco propriedades: </text:span></text:p>
      <text:p text:style-name="P7"><text:span text:style-name="T3"/></text:p>
      <text:list xml:id="list2014427757745062124" text:style-name="L1">
        <text:list-item>
          <text:p text:style-name="P8"><text:span text:style-name="T1">Um sistema é uma montagem organizada de componentes conectados de forma organizada.</text:span></text:p>
        </text:list-item>
        <text:list-item>
          <text:p text:style-name="P8"><text:span text:style-name="T1">Um sistema é alterado caso algum de seus componentes seja alterado.</text:span></text:p>
        </text:list-item>
        <text:list-item>
          <text:p text:style-name="P9"><text:span text:style-name="T1">Todo sistema possui um propósito.</text:span></text:p>
        </text:list-item>
        <text:list-item>
          <text:p text:style-name="P9"><text:span text:style-name="T1">Tem um grau de permanência. (Não entendi)</text:span></text:p>
        </text:list-item>
        <text:list-item>
          <text:p text:style-name="P9"><text:span text:style-name="T1">Foi definido com um interesse específico.</text:span></text:p>
        </text:list-item>
      </text:list>
      <text:p text:style-name="P10"><text:span text:style-name="T1"/></text:p>
      <text:p text:style-name="P10"><text:span text:style-name="T1"><text:tab/>Qualquer entidade do mundo real pode ser modelada como um sistema. </text:span><text:span text:style-name="T4">Em sistemas computacionais, uma entrada representa </text:span><text:span text:style-name="T5">dados digitais provenientes de dispositivos de hardware ou de outros sistemas de software. (E os computadores analógicos?) Entradas de hardware geralmente estão associadas a sensores e outros dispositivos que fornecem interfaces analógicas que são convertidas em <text:s/>dados digitais. Já a saída digital dos sistemas computacionais para controlar a maioria dos atuadores precisa ser convertida em saídas analógicas, o que geralmente não é necessário no caso de estas saídas <text:s/>serem recebidas como entrada de outros sistemas computacionais.</text:span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20pt" fo:language="pt" fo:country="BR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16pt" fo:language="pt" fo:country="BR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434343" style:font-name="Arial1" fo:font-family="Arial" style:font-family-generic="swiss" style:font-pitch="variable" fo:font-size="14pt" fo:language="pt" fo:country="BR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2pt" fo:language="pt" fo:country="BR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03-18T18:30:35.952000000</dc:date>
    <meta:editing-cycles>5</meta:editing-cycles>
    <meta:editing-duration>PT23M8S</meta:editing-duration>
    <meta:generator>LibreOffice/5.1.1.3$Windows_X86_64 LibreOffice_project/89f508ef3ecebd2cfb8e1def0f0ba9a803b88a6d</meta:generator>
    <meta:document-statistic meta:table-count="0" meta:image-count="0" meta:object-count="0" meta:page-count="1" meta:paragraph-count="17" meta:word-count="384" meta:character-count="2508" meta:non-whitespace-character-count="2134"/>
  </office:meta>
</office:document-meta>
</file>